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15203"/>
    </style:style>
    <style:style style:name="P2" style:family="paragraph" style:parent-style-name="Standard" style:list-style-name="L1">
      <style:text-properties officeooo:paragraph-rsid="00117619"/>
    </style:style>
    <style:style style:name="P3" style:family="paragraph" style:parent-style-name="Standard" style:list-style-name="L1">
      <style:text-properties officeooo:rsid="00136195" officeooo:paragraph-rsid="00136195"/>
    </style:style>
    <style:style style:name="P4" style:family="paragraph" style:parent-style-name="Standard" style:list-style-name="L5">
      <style:text-properties officeooo:rsid="001a10b5" officeooo:paragraph-rsid="001a10b5"/>
    </style:style>
    <style:style style:name="P5" style:family="paragraph" style:parent-style-name="Standard" style:list-style-name="L5">
      <style:text-properties officeooo:rsid="001a73eb" officeooo:paragraph-rsid="001a73eb"/>
    </style:style>
    <style:style style:name="P6" style:family="paragraph" style:parent-style-name="Standard" style:list-style-name="L6">
      <style:text-properties officeooo:rsid="001cc00d" officeooo:paragraph-rsid="001cc00d"/>
    </style:style>
    <style:style style:name="P7" style:family="paragraph" style:parent-style-name="Standard" style:list-style-name="L6">
      <style:text-properties officeooo:rsid="001d0f3e" officeooo:paragraph-rsid="001d0f3e"/>
    </style:style>
    <style:style style:name="P8" style:family="paragraph" style:parent-style-name="Standard">
      <style:text-properties officeooo:rsid="001e8d37" officeooo:paragraph-rsid="001e8d37"/>
    </style:style>
    <style:style style:name="P9" style:family="paragraph" style:parent-style-name="Standard">
      <style:text-properties officeooo:rsid="001f2e4f" officeooo:paragraph-rsid="001f2e4f"/>
    </style:style>
    <style:style style:name="P10" style:family="paragraph" style:parent-style-name="Standard">
      <style:text-properties officeooo:rsid="00204fe3" officeooo:paragraph-rsid="00204fe3"/>
    </style:style>
    <style:style style:name="P11" style:family="paragraph" style:parent-style-name="Standard" style:list-style-name="L8">
      <style:text-properties officeooo:paragraph-rsid="0021045b"/>
    </style:style>
    <style:style style:name="P12" style:family="paragraph" style:parent-style-name="Standard" style:list-style-name="L8">
      <style:text-properties officeooo:rsid="0022da29" officeooo:paragraph-rsid="0022da29"/>
    </style:style>
    <style:style style:name="P13" style:family="paragraph" style:parent-style-name="Standard" style:list-style-name="L8">
      <style:text-properties style:text-underline-style="solid" style:text-underline-width="auto" style:text-underline-color="font-color" officeooo:rsid="0022da29" officeooo:paragraph-rsid="0022da29"/>
    </style:style>
    <style:style style:name="P14" style:family="paragraph" style:parent-style-name="Standard" style:list-style-name="L8">
      <style:text-properties style:text-underline-style="solid" style:text-underline-width="auto" style:text-underline-color="font-color" officeooo:rsid="0022da29" officeooo:paragraph-rsid="00241c25"/>
    </style:style>
    <style:style style:name="P15" style:family="paragraph" style:parent-style-name="Standard">
      <style:text-properties style:text-underline-style="solid" style:text-underline-width="auto" style:text-underline-color="font-color" officeooo:rsid="0022da29" officeooo:paragraph-rsid="0022da29"/>
    </style:style>
    <style:style style:name="P16" style:family="paragraph" style:parent-style-name="Standard" style:list-style-name="L9">
      <style:text-properties style:text-underline-style="solid" style:text-underline-width="auto" style:text-underline-color="font-color" officeooo:rsid="0024fa3f" officeooo:paragraph-rsid="0024fa3f"/>
    </style:style>
    <style:style style:name="P17" style:family="paragraph" style:parent-style-name="Standard" style:list-style-name="L9">
      <style:text-properties style:text-underline-style="solid" style:text-underline-width="auto" style:text-underline-color="font-color" officeooo:rsid="0026ee34" officeooo:paragraph-rsid="0026ee34"/>
    </style:style>
    <style:style style:name="P18" style:family="paragraph" style:parent-style-name="Standard" style:list-style-name="L9">
      <style:text-properties officeooo:rsid="002851d4" officeooo:paragraph-rsid="002851d4"/>
    </style:style>
    <style:style style:name="P19" style:family="paragraph" style:parent-style-name="Standard" style:list-style-name="L9">
      <style:text-properties officeooo:rsid="0029b485" officeooo:paragraph-rsid="0029b485"/>
    </style:style>
    <style:style style:name="P20" style:family="paragraph" style:parent-style-name="Standard" style:list-style-name="L9">
      <style:text-properties officeooo:rsid="002b95e9" officeooo:paragraph-rsid="002b95e9"/>
    </style:style>
    <style:style style:name="P21" style:family="paragraph" style:parent-style-name="Standard" style:list-style-name="L9">
      <style:text-properties officeooo:rsid="002c3030" officeooo:paragraph-rsid="002c3030"/>
    </style:style>
    <style:style style:name="P22" style:family="paragraph" style:parent-style-name="Standard" style:list-style-name="L9">
      <style:text-properties officeooo:rsid="002c844e" officeooo:paragraph-rsid="002c844e"/>
    </style:style>
    <style:style style:name="P23" style:family="paragraph" style:parent-style-name="Standard" style:list-style-name="L9">
      <style:text-properties officeooo:rsid="002e2dd4" officeooo:paragraph-rsid="002e2dd4"/>
    </style:style>
    <style:style style:name="P24" style:family="paragraph" style:parent-style-name="Standard" style:list-style-name="L9">
      <style:text-properties officeooo:rsid="002f9f98" officeooo:paragraph-rsid="002f9f98"/>
    </style:style>
    <style:style style:name="P25" style:family="paragraph" style:parent-style-name="Standard" style:list-style-name="L10">
      <style:text-properties officeooo:paragraph-rsid="00318439"/>
    </style:style>
    <style:style style:name="P26" style:family="paragraph" style:parent-style-name="Standard" style:list-style-name="L10">
      <style:text-properties officeooo:rsid="0031c2e3" officeooo:paragraph-rsid="0031c2e3"/>
    </style:style>
    <style:style style:name="P27" style:family="paragraph" style:parent-style-name="Standard" style:list-style-name="L10">
      <style:text-properties officeooo:rsid="003307fa" officeooo:paragraph-rsid="003307fa"/>
    </style:style>
    <style:style style:name="P28" style:family="paragraph" style:parent-style-name="Standard" style:list-style-name="L10">
      <style:text-properties officeooo:rsid="003307fa" officeooo:paragraph-rsid="0035a6bc"/>
    </style:style>
    <style:style style:name="P29" style:family="paragraph" style:parent-style-name="Standard" style:list-style-name="L10">
      <style:text-properties officeooo:rsid="003307fa" officeooo:paragraph-rsid="00371750"/>
    </style:style>
    <style:style style:name="P30" style:family="paragraph" style:parent-style-name="Standard" style:list-style-name="L10">
      <style:text-properties officeooo:rsid="003b2307" officeooo:paragraph-rsid="003b2307"/>
    </style:style>
    <style:style style:name="P31" style:family="paragraph" style:parent-style-name="Standard" style:list-style-name="L10">
      <style:text-properties officeooo:rsid="003fe443" officeooo:paragraph-rsid="003fe443"/>
    </style:style>
    <style:style style:name="P32" style:family="paragraph" style:parent-style-name="Standard" style:list-style-name="L10">
      <style:text-properties officeooo:rsid="00418abc" officeooo:paragraph-rsid="00418abc"/>
    </style:style>
    <style:style style:name="P33" style:family="paragraph" style:parent-style-name="Text_20_body" style:list-style-name="L9">
      <style:text-properties officeooo:paragraph-rsid="002e2dd4"/>
    </style:style>
    <style:style style:name="P34" style:family="paragraph" style:parent-style-name="Text_20_body">
      <style:text-properties officeooo:rsid="0043c290" officeooo:paragraph-rsid="0043c290"/>
    </style:style>
    <style:style style:name="P35" style:family="paragraph" style:parent-style-name="Text_20_body">
      <style:text-properties officeooo:rsid="0044e5ee" officeooo:paragraph-rsid="0044e5ee"/>
    </style:style>
    <style:style style:name="P36" style:family="paragraph" style:parent-style-name="Text_20_body" style:list-style-name="L11">
      <style:text-properties officeooo:paragraph-rsid="0044e5ee"/>
    </style:style>
    <style:style style:name="P37" style:family="paragraph" style:parent-style-name="Preformatted_20_Text" style:list-style-name="L10">
      <style:text-properties officeooo:rsid="0031c2e3" officeooo:paragraph-rsid="0031c2e3"/>
    </style:style>
    <style:style style:name="P38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15203"/>
    </style:style>
    <style:style style:name="T2" style:family="text">
      <style:text-properties officeooo:rsid="00117619"/>
    </style:style>
    <style:style style:name="T3" style:family="text">
      <style:text-properties officeooo:rsid="0020704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41c25"/>
    </style:style>
    <style:style style:name="T6" style:family="text">
      <style:text-properties style:text-underline-style="none" officeooo:rsid="0034ae18"/>
    </style:style>
    <style:style style:name="T7" style:family="text">
      <style:text-properties style:text-underline-style="none" officeooo:rsid="0035a6bc"/>
    </style:style>
    <style:style style:name="T8" style:family="text">
      <style:text-properties style:text-underline-style="none" officeooo:rsid="00371750"/>
    </style:style>
    <style:style style:name="T9" style:family="text">
      <style:text-properties style:text-underline-style="none" officeooo:rsid="0038cc59"/>
    </style:style>
    <style:style style:name="T10" style:family="text">
      <style:text-properties style:text-underline-style="none" officeooo:rsid="00394e23"/>
    </style:style>
    <style:style style:name="T11" style:family="text">
      <style:text-properties style:text-underline-style="none" officeooo:rsid="003cd392"/>
    </style:style>
    <style:style style:name="T12" style:family="text">
      <style:text-properties style:text-underline-style="none" officeooo:rsid="003e08cf"/>
    </style:style>
    <style:style style:name="T13" style:family="text">
      <style:text-properties style:text-underline-style="none" officeooo:rsid="0042d63a"/>
    </style:style>
    <style:style style:name="T14" style:family="text">
      <style:text-properties style:text-underline-style="none" officeooo:rsid="0043c290"/>
    </style:style>
    <style:style style:name="T15" style:family="text">
      <style:text-properties style:text-underline-style="none" officeooo:rsid="0044e5ee"/>
    </style:style>
    <style:style style:name="T16" style:family="text">
      <style:text-properties style:text-underline-style="none" officeooo:rsid="00469e4f"/>
    </style:style>
    <style:style style:name="T17" style:family="text">
      <style:text-properties style:text-underline-style="none" officeooo:rsid="004804f5"/>
    </style:style>
    <style:style style:name="T18" style:family="text">
      <style:text-properties style:text-underline-style="none" officeooo:rsid="004893ca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e2dd4"/>
    </style:style>
    <style:style style:name="T21" style:family="text">
      <style:text-properties officeooo:rsid="003184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inting with commas</text:h>
      <text:list xml:id="list6987589961292652661" text:style-name="L1">
        <text:list-item>
          <text:p text:style-name="P1"><text:span text:style-name="T1">more than one expression can print with commas</text:span></text:p>
        </text:list-item>
        <text:list-item>
          <text:p text:style-name="P2"><text:span text:style-name="T2">print do not form a tuple</text:span></text:p>
        </text:list-item>
        <text:list-item>
          <text:p text:style-name="P3">to print comma, comma must be a part of string</text:p>
        </text:list-item>
      </text:list>
      <text:h text:style-name="Heading_20_2" text:outline-level="2">importing something as something else</text:h>
      <text:list xml:id="list5903680810430382864" text:style-name="L5">
        <text:list-item>
          <text:p text:style-name="P4">import math as m</text:p>
          <text:list>
            <text:list-item>
              <text:p text:style-name="P4">m.sqrt(value) can call</text:p>
            </text:list-item>
          </text:list>
        </text:list-item>
        <text:list-item>
          <text:p text:style-name="P4">from math import sqrt as s</text:p>
          <text:list>
            <text:list-item>
              <text:p text:style-name="P4">s(value) can call</text:p>
            </text:list-item>
            <text:list-item>
              <text:p text:style-name="P4">m.sqrt(value) and s(value) will give same result</text:p>
            </text:list-item>
          </text:list>
        </text:list-item>
        <text:list-item>
          <text:p text:style-name="P5">from somemodule import * is called to import everything from given module</text:p>
        </text:list-item>
      </text:list>
      <text:h text:style-name="Heading_20_2" text:outline-level="2">assignment</text:h>
      <text:list xml:id="list600964405718377421" text:style-name="L6">
        <text:list-item>
          <text:p text:style-name="P6">several different assignments are done simultaneously</text:p>
          <text:list>
            <text:list-item>
              <text:p text:style-name="P6">x, y, z = 2, 4, 5</text:p>
            </text:list-item>
            <text:list-item>
              <text:p text:style-name="P7">if the number of variable and number of value is different then error will be detected</text:p>
            </text:list-item>
          </text:list>
        </text:list-item>
      </text:list>
      <text:h text:style-name="Heading_20_2" text:outline-level="2">chained assignment</text:h>
      <text:p text:style-name="P9">if somefuction() returns mutable value then x = y = somefunction() is not equal to x = somefunction() and y = somefunction()</text:p>
      <text:p text:style-name="P10">example:</text:p>
      <text:p text:style-name="P8"><text:span text:style-name="Source_20_Text">&gt;&gt;&gt; def somefunction():</text:span></text:p>
      <text:p text:style-name="Preformatted_20_Text"><text:span text:style-name="Source_20_Text">... <text:s text:c="4"/>return []</text:span></text:p>
      <text:p text:style-name="Preformatted_20_Text"><text:span text:style-name="Source_20_Text">... </text:span></text:p>
      <text:p text:style-name="Preformatted_20_Text"><text:span text:style-name="Source_20_Text">&gt;&gt;&gt; x = y = somefunction()</text:span></text:p>
      <text:p text:style-name="Preformatted_20_Text"><text:span text:style-name="Source_20_Text">&gt;&gt;&gt; x.append(4)</text:span></text:p>
      <text:p text:style-name="Preformatted_20_Text"><text:span text:style-name="Source_20_Text">&gt;&gt;&gt; x</text:span></text:p>
      <text:p text:style-name="Preformatted_20_Text"><text:span text:style-name="Source_20_Text">[4]</text:span></text:p>
      <text:p text:style-name="Preformatted_20_Text"><text:span text:style-name="Source_20_Text">&gt;&gt;&gt; y</text:span></text:p>
      <text:p text:style-name="Preformatted_20_Text"><text:span text:style-name="Source_20_Text">[4]</text:span></text:p>
      <text:p text:style-name="Preformatted_20_Text"><text:span text:style-name="Source_20_Text">&gt;&gt;&gt; x = somefunction(); y = somefunction()</text:span></text:p>
      <text:p text:style-name="Preformatted_20_Text"><text:span text:style-name="Source_20_Text">&gt;&gt;&gt; x.append(3)</text:span></text:p>
      <text:p text:style-name="Preformatted_20_Text"><text:span text:style-name="Source_20_Text">&gt;&gt;&gt; x</text:span></text:p>
      <text:p text:style-name="Preformatted_20_Text"><text:span text:style-name="Source_20_Text">[3]</text:span></text:p>
      <text:p text:style-name="Preformatted_20_Text"><text:span text:style-name="Source_20_Text">&gt;&gt;&gt; y</text:span></text:p>
      <text:p text:style-name="P38"><text:span text:style-name="Source_20_Text">[]</text:span></text:p>
      <text:h text:style-name="Heading_20_2" text:outline-level="2">conditions and conditional statements</text:h>
      <text:list xml:id="list4896093550247530922" text:style-name="L8">
        <text:list-item>
          <text:p text:style-name="P11"><text:span text:style-name="T3">False, None, 0, “”, (), {}, [] means false value</text:span></text:p>
          <text:p text:style-name="P11"><text:span text:style-name="T3">everything else is treated as true value, including the true value</text:span></text:p>
        </text:list-item>
        <text:list-item>
          <text:p text:style-name="P12">if condition:</text:p>
          <text:list>
            <text:list-header>
              <text:p text:style-name="P13">do<text:span text:style-name="T4">_something</text:span></text:p>
            </text:list-header>
          </text:list>
        </text:list-item>
      </text:list>
      <text:p text:style-name="P15"><text:span text:style-name="T4"><text:s text:c="12"/></text:span><text:span text:style-name="T5">elif condition:</text:span></text:p>
      <text:list xml:id="list145329625338513" text:continue-numbering="true" text:style-name="L8">
        <text:list-item>
          <text:list>
            <text:list-header>
              <text:p text:style-name="P14"><text:span text:style-name="T5">do_something</text:span></text:p>
            </text:list-header>
          </text:list>
        </text:list-item>
      </text:list>
      <text:p text:style-name="P15"><text:span text:style-name="T4"><text:s text:c="12"/>else:</text:span></text:p>
      <text:p text:style-name="P15"><text:span text:style-name="T4"><text:tab/> <text:s text:c="5"/></text:span>do<text:span text:style-name="T4">_something</text:span></text:p>
      <text:list xml:id="list1234523774115932437" text:style-name="L9">
        <text:list-item>
          <text:p text:style-name="P16"><text:span text:style-name="T4">with “is” the identity test is done, rather than equality</text:span></text:p>
        </text:list-item>
        <text:list-item>
          <text:p text:style-name="P16"><text:span text:style-name="T4">equality test is performed with “==”</text:span></text:p>
          <text:list>
            <text:list-item>
              <text:p text:style-name="P16"><text:soft-page-break/><text:span text:style-name="T4">Example:</text:span></text:p>
              <text:p text:style-name="P17"><text:span text:style-name="T4">x = y = [1, 2, 3]</text:span></text:p>
              <text:p text:style-name="P17"><text:span text:style-name="T4">z = [1, 2, 3]</text:span></text:p>
              <text:p text:style-name="P17"><text:span text:style-name="T4">print x == y</text:span></text:p>
              <text:p text:style-name="P17"><text:span text:style-name="T4">print x == z</text:span></text:p>
              <text:p text:style-name="P17"><text:span text:style-name="T4">print x is y</text:span></text:p>
              <text:p text:style-name="P17"><text:span text:style-name="T4">print x is z</text:span></text:p>
            </text:list-item>
          </text:list>
        </text:list-item>
        <text:list-item>
          <text:p text:style-name="P18">stirng are compared according to their order when stored alphabetically</text:p>
          <text:list>
            <text:list-item>
              <text:p text:style-name="P19">comparison is case sensetive</text:p>
              <text:p text:style-name="P20">Example: print "alpha" &lt; "Beta" –-&gt; false</text:p>
              <text:list>
                <text:list-item>
                  <text:list>
                    <text:list-item>
                      <text:list>
                        <text:list-header>
                          <text:p text:style-name="P20">print "alpha" &lt; "beta" ---&gt;tru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[2, [1, 4]] &lt; [2, [1, 5]] ---&gt; true</text:p>
          <text:p text:style-name="P21">but [1, [2, 3]] &lt; [[0, 0], 0] ----&gt; false</text:p>
          <text:p text:style-name="P22">in this case, number of member is calculated if they are not equal</text:p>
        </text:list-item>
        <text:list-item>
          <text:p text:style-name="P23">short circuit logic:</text:p>
          <text:p text:style-name="P33"><text:span text:style-name="Source_20_Text"><text:span text:style-name="T20">expr1 &amp;&amp; expr2</text:span></text:span><text:span text:style-name="T20"> represents a logical </text:span><text:span text:style-name="Source_20_Text"><text:span text:style-name="T20">AND</text:span></text:span><text:span text:style-name="T20"> operation that employs </text:span><text:a xlink:type="simple" xlink:href="http://www.mathworks.com/help/matlab/ref/logicaloperatorsshortcircuit.html#bt_0nai-1"><text:span text:style-name="T20">short-circuiting behavior</text:span></text:a><text:span text:style-name="T20">. That is, </text:span><text:span text:style-name="Source_20_Text"><text:span text:style-name="T20">expr2</text:span></text:span><text:span text:style-name="T20"> is not evaluated if </text:span><text:span text:style-name="Source_20_Text"><text:span text:style-name="T20">expr1</text:span></text:span><text:span text:style-name="T20"> is logical </text:span><text:span text:style-name="Source_20_Text"><text:span text:style-name="T20">0</text:span></text:span><text:span text:style-name="T20"> (</text:span><text:span text:style-name="Source_20_Text"><text:span text:style-name="T20">false</text:span></text:span><text:span text:style-name="T20">). Each expression must evaluate to a scalar logical result.</text:span></text:p>
          <text:p text:style-name="P33"><text:span text:style-name="Source_20_Text">expr1 || expr2</text:span> represents a logical <text:span text:style-name="Source_20_Text">OR</text:span> operation that employs <text:a xlink:type="simple" xlink:href="http://www.mathworks.com/help/matlab/ref/logicaloperatorsshortcircuit.html#bt_0nai-1">short-circuiting behavior</text:a>. That is, <text:span text:style-name="Source_20_Text">expr2</text:span> is not evaluated if <text:span text:style-name="Source_20_Text">expr1</text:span> is logical <text:span text:style-name="Source_20_Text">1</text:span> (<text:span text:style-name="Source_20_Text">true</text:span>). Each expression must evaluate to a scalar logical result.</text:p>
        </text:list-item>
        <text:list-item>
          <text:p text:style-name="P24">Asssertion is used to check error</text:p>
        </text:list-item>
      </text:list>
      <text:h text:style-name="Heading_20_2" text:outline-level="2">loop</text:h>
      <text:list xml:id="list500753162213119279" text:style-name="L10">
        <text:list-item>
          <text:p text:style-name="P25"><text:span text:style-name="T21">Var++ is not allowed in python</text:span></text:p>
        </text:list-item>
        <text:list-item>
          <text:p text:style-name="P26">while condition:</text:p>
          <text:p text:style-name="P26"><text:s/><text:tab/><text:span text:style-name="T19">do</text:span><text:span text:style-name="T4">somthing </text:span><text:span text:style-name="T9">(space is m</text:span><text:span text:style-name="T10">a</text:span><text:span text:style-name="T9">ndatory, </text:span><text:span text:style-name="T10">it means this block is under the loop</text:span><text:span text:style-name="T9">)</text:span></text:p>
        </text:list-item>
        <text:list-item>
          <text:p text:style-name="P37"><text:span text:style-name="Source_20_Text">for item in range(1,100):</text:span></text:p>
        </text:list-item>
      </text:list>
      <text:p text:style-name="P38"><text:span text:style-name="Source_20_Text"><text:s text:c="4"/>print item</text:span></text:p>
      <text:p text:style-name="Text_20_body">The result is:</text:p>
      <text:p text:style-name="Preformatted_20_Text"><text:span text:style-name="Source_20_Text">1</text:span></text:p>
      <text:p text:style-name="Preformatted_20_Text"><text:span text:style-name="Source_20_Text">2</text:span></text:p>
      <text:p text:style-name="Preformatted_20_Text"><text:span text:style-name="Source_20_Text">3</text:span></text:p>
      <text:p text:style-name="Preformatted_20_Text"><text:span text:style-name="Source_20_Text">4</text:span></text:p>
      <text:p text:style-name="Preformatted_20_Text"><text:span text:style-name="Source_20_Text">.</text:span></text:p>
      <text:p text:style-name="Preformatted_20_Text"><text:span text:style-name="Source_20_Text">.</text:span></text:p>
      <text:p text:style-name="P38"><text:span text:style-name="Source_20_Text">.</text:span></text:p>
      <text:p text:style-name="Text_20_body">How get this to instead look like:</text:p>
      <text:p text:style-name="P38"><text:span text:style-name="Source_20_Text">1 2 3 4 5 ...</text:span></text:p>
      <text:list xml:id="list145328149584809" text:continue-numbering="true" text:style-name="L10">
        <text:list-header>
          <text:p text:style-name="P27"><text:span text:style-name="T4">code:</text:span></text:p>
          <text:p text:style-name="P27"><text:span text:style-name="T4">for item in range(1, 100)</text:span></text:p>
          <text:p text:style-name="P27"><text:span text:style-name="T4">print item,</text:span></text:p>
          <text:p text:style-name="P28"><text:span text:style-name="T6">in print </text:span><text:span text:style-name="T4">“,” </text:span><text:span text:style-name="T6">outputs the item with space separated</text:span></text:p>
        </text:list-header>
        <text:list-item>
          <text:p text:style-name="P29"><text:span text:style-name="T7">range(4, 6) → 4, 5</text:span></text:p>
        </text:list-item>
        <text:list-item>
          <text:p text:style-name="P29"><text:span text:style-name="T8">range vs xrange</text:span></text:p>
          <text:p text:style-name="P29"><text:span text:style-name="T8">range creates a list in memory</text:span></text:p>
          <text:p text:style-name="P29"><text:soft-page-break/><text:span text:style-name="T8">where xrange evaluates gradually</text:span><text:span text:style-name="T4"> </text:span></text:p>
        </text:list-item>
        <text:list-item>
          <text:p text:style-name="P30"><text:span text:style-name="T4">names = ['anne', 'beth', 'george', 'damon', 'abir']</text:span></text:p>
          <text:p text:style-name="P30"><text:span text:style-name="T4">range(len(names) returns the length of names (here </text:span><text:span text:style-name="T11">range(</text:span><text:span text:style-name="T4">0, 4</text:span><text:span text:style-name="T11">)</text:span><text:span text:style-name="T4">)</text:span></text:p>
        </text:list-item>
        <text:list-item>
          <text:p text:style-name="P30"><text:span text:style-name="T4">“</text:span><text:span text:style-name="T12">zip</text:span><text:span text:style-name="T4">” </text:span><text:span text:style-name="T12">is used for parallel printing</text:span></text:p>
          <text:list>
            <text:list-item>
              <text:p text:style-name="P31"><text:span text:style-name="T12">z</text:span><text:span text:style-name="T4">ip is stopped when shorter sequence finished </text:span></text:p>
            </text:list-item>
            <text:list-item>
              <text:p text:style-name="P32"><text:span text:style-name="T4">this problem can be solved with xrange</text:span></text:p>
              <text:p text:style-name="P32"><text:span text:style-name="T4">example:</text:span></text:p>
              <text:p text:style-name="P32"><text:span text:style-name="T4">zip(range(5), xrange(100000000))</text:span></text:p>
              <text:p text:style-name="P32"><text:span text:style-name="T4">[(0, 0), (1, 1), (2, 2), (3, 3), (4, 4)]</text:span></text:p>
              <text:p text:style-name="P32"><text:span text:style-name="T4">because xrange calculates what is needed</text:span></text:p>
            </text:list-item>
          </text:list>
        </text:list-item>
      </text:list>
      <text:h text:style-name="Heading_20_2" text:outline-level="2"><text:span text:style-name="T4">Nothing happen</text:span><text:span text:style-name="T13">e</text:span><text:span text:style-name="T4">d</text:span></text:h>
      <text:list xml:id="list2917178197326070546" text:style-name="L11">
        <text:list-item>
          <text:p text:style-name="P36"><text:span text:style-name="T14">“pass” is used to the pass a block</text:span></text:p>
          <text:p text:style-name="P36"><text:span text:style-name="T14">like if you want to skip a else if block in that case you can use “pass”</text:span></text:p>
        </text:list-item>
        <text:list-item>
          <text:p text:style-name="P36"><text:span text:style-name="T14">“</text:span><text:span text:style-name="T15">del</text:span><text:span text:style-name="T14">” </text:span><text:span text:style-name="T15">statement is used to delete a </text:span><text:span text:style-name="T17">reference to an object</text:span><text:span text:style-name="T15"> and at the same time </text:span><text:span text:style-name="T16">the </text:span><text:span text:style-name="T17">name itself</text:span></text:p>
          <text:p text:style-name="P36"><text:span text:style-name="T17">***</text:span><text:span text:style-name="T18">exec and eval problems :/</text:span></text:p>
        </text:list-item>
      </text:list>
      <text:p text:style-name="P34"><text:span text:style-name="T4"/></text:p>
      <text:p text:style-name="P35"><text:span text:style-name="T4"/></text:p>
      <text:list xml:id="list145329263036642" text:continue-list="list1234523774115932437" text:style-name="L9">
        <text:list-header>
          <text:p text:style-name="P2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09:36:28.899865070</meta:creation-date>
    <meta:generator>LibreOffice/4.2.8.2$Linux_X86_64 LibreOffice_project/420m0$Build-2</meta:generator>
    <dc:date>2015-10-18T14:53:27.942558395</dc:date>
    <meta:editing-duration>PT5H11M6S</meta:editing-duration>
    <meta:editing-cycles>48</meta:editing-cycles>
    <meta:document-statistic meta:table-count="0" meta:image-count="0" meta:object-count="0" meta:page-count="3" meta:paragraph-count="101" meta:word-count="626" meta:character-count="3162" meta:non-whitespace-character-count="2652"/>
  </office:meta>
</office:document-meta>
</file>